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774in" svg:y="3.2917in">
            <draw:object draw:notify-on-update-of-ranges="Sheet1.A30:Sheet1.A30 Sheet1.A31:Sheet1.A34 Sheet1.B30:Sheet1.B30 Sheet1.B31:Sheet1.B34 Sheet1.A30:Sheet1.A30 Sheet1.A31:Sheet1.A34 Sheet1.C30:Sheet1.C30 Sheet1.C31:Sheet1.C34 Sheet1.A30:Sheet1.A30 Sheet1.A31:Sheet1.A34 Sheet1.D30:Sheet1.D30 Sheet1.D31:Sheet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709in" svg:y="7.0051in">
            <draw:object draw:notify-on-update-of-ranges="Sheet1.A36:Sheet1.A36 Sheet1.A37:Sheet1.A39 Sheet1.B36:Sheet1.B36 Sheet1.B37:Sheet1.B39 Sheet1.A36:Sheet1.A36 Sheet1.A37:Sheet1.A39 Sheet1.C36:Sheet1.C36 Sheet1.C37:Sheet1.C39 Sheet1.A36:Sheet1.A36 Sheet1.A37:Sheet1.A39 Sheet1.D36:Sheet1.D36 Sheet1.D37:Sheet1.D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office:value-type="string">
            <text:p>Ie Iters</text:p>
          </table:table-cell>
          <table:table-cell/>
        </table:table-row>
        <table:table-row table:style-name="ro1">
          <table:table-cell office:value-type="string">
            <text:p>Cuda (Shannon)</text:p>
          </table:table-cell>
          <table:table-cell office:value-type="float" office:value="0.408776">
            <text:p>0.408776</text:p>
          </table:table-cell>
          <table:table-cell office:value-type="float" office:value="0.0634977">
            <text:p>0.0634977</text:p>
          </table:table-cell>
          <table:table-cell office:value-type="float" office:value="0.091606">
            <text:p>0.09160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67202">
            <text:p>1.67202</text:p>
          </table:table-cell>
          <table:table-cell office:value-type="float" office:value="0.233525">
            <text:p>0.233525</text:p>
          </table:table-cell>
          <table:table-cell office:value-type="float" office:value="0.295145">
            <text:p>0.295145</text:p>
          </table:table-cell>
          <table:table-cell office:value-type="float" office:value="18">
            <text:p>18</text:p>
          </table:table-cell>
          <table:table-cell office:value-type="string">
            <text:p>16^3</text:p>
          </table:table-cell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6676">
            <text:p>1.46676</text:p>
          </table:table-cell>
          <table:table-cell office:value-type="float" office:value="0.22152">
            <text:p>0.22152</text:p>
          </table:table-cell>
          <table:table-cell office:value-type="float" office:value="0.269744">
            <text:p>0.269744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4954">
            <text:p>0.64954</text:p>
          </table:table-cell>
          <table:table-cell office:value-type="float" office:value="0.720434">
            <text:p>0.720434</text:p>
          </table:table-cell>
          <table:table-cell office:value-type="float" office:value="0.560632">
            <text:p>0.56063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76462">
            <text:p>1.76462</text:p>
          </table:table-cell>
          <table:table-cell office:value-type="float" office:value="2.42687">
            <text:p>2.42687</text:p>
          </table:table-cell>
          <table:table-cell office:value-type="float" office:value="0.97734">
            <text:p>0.97734</text:p>
          </table:table-cell>
          <table:table-cell office:value-type="float" office:value="12">
            <text:p>12</text:p>
          </table:table-cell>
          <table:table-cell office:value-type="string">
            <text:p>64^3</text:p>
          </table:table-cell>
        </table:table-row>
        <table:table-row table:style-name="ro3">
          <table:table-cell office:value-type="string">
            <text:p>Serial (Shannon)</text:p>
          </table:table-cell>
          <table:table-cell office:value-type="float" office:value="1.45816">
            <text:p>1.45816</text:p>
          </table:table-cell>
          <table:table-cell office:value-type="float" office:value="1.56839">
            <text:p>1.56839</text:p>
          </table:table-cell>
          <table:table-cell office:value-type="float" office:value="0.485523">
            <text:p>0.48552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60526">
            <text:p>0.660526</text:p>
          </table:table-cell>
          <table:table-cell office:value-type="float" office:value="2.1373">
            <text:p>2.1373</text:p>
          </table:table-cell>
          <table:table-cell office:value-type="float" office:value="1.39231">
            <text:p>1.3923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2678">
            <text:p>1.82678</text:p>
          </table:table-cell>
          <table:table-cell office:value-type="float" office:value="4.19081">
            <text:p>4.19081</text:p>
          </table:table-cell>
          <table:table-cell office:value-type="float" office:value="1.84878">
            <text:p>1.84878</text:p>
          </table:table-cell>
          <table:table-cell office:value-type="float" office:value="5">
            <text:p>5</text:p>
          </table:table-cell>
          <table:table-cell office:value-type="string">
            <text:p>128^3</text:p>
          </table:table-cell>
        </table:table-row>
        <table:table-row table:style-name="ro3">
          <table:table-cell office:value-type="string">
            <text:p>Serial (Shannon)</text:p>
          </table:table-cell>
          <table:table-cell office:value-type="float" office:value="1.49575">
            <text:p>1.49575</text:p>
          </table:table-cell>
          <table:table-cell office:value-type="float" office:value="2.18794">
            <text:p>2.18794</text:p>
          </table:table-cell>
          <table:table-cell office:value-type="float" office:value="0.810011">
            <text:p>0.8100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59346">
            <text:p>0.659346</text:p>
          </table:table-cell>
          <table:table-cell office:value-type="float" office:value="2.89654">
            <text:p>2.89654</text:p>
          </table:table-cell>
          <table:table-cell table:number-columns-repeated="3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42">
            <text:p>1.842</text:p>
          </table:table-cell>
          <table:table-cell office:value-type="float" office:value="4.858">
            <text:p>4.858</text:p>
          </table:table-cell>
          <table:table-cell table:number-columns-repeated="2"/>
          <table:table-cell office:value-type="string">
            <text:p>192^3</text:p>
          </table:table-cell>
        </table:table-row>
        <table:table-row table:style-name="ro3">
          <table:table-cell office:value-type="string">
            <text:p>Serial (Shannon)</text:p>
          </table:table-cell>
          <table:table-cell office:value-type="float" office:value="1.5048">
            <text:p>1.5048</text:p>
          </table:table-cell>
          <table:table-cell office:value-type="float" office:value="2.37896">
            <text:p>2.37896</text:p>
          </table:table-cell>
          <table:table-cell table:number-columns-repeated="3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uda</text:p>
          </table:table-cell>
          <table:table-cell office:value-type="string">
            <text:p>OpenMP</text:p>
          </table:table-cell>
          <table:table-cell office:value-type="string">
            <text:p>Serial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.408776">
            <text:p>0.408776</text:p>
          </table:table-cell>
          <table:table-cell office:value-type="float" office:value="1.67202">
            <text:p>1.67202</text:p>
          </table:table-cell>
          <table:table-cell office:value-type="float" office:value="1.46676">
            <text:p>1.46676</text:p>
          </table:table-cell>
          <table:table-cell table:number-columns-repeated="2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0.64954">
            <text:p>0.64954</text:p>
          </table:table-cell>
          <table:table-cell office:value-type="float" office:value="1.76462">
            <text:p>1.76462</text:p>
          </table:table-cell>
          <table:table-cell office:value-type="float" office:value="1.45816">
            <text:p>1.45816</text:p>
          </table:table-cell>
          <table:table-cell table:number-columns-repeated="2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0.660526">
            <text:p>0.660526</text:p>
          </table:table-cell>
          <table:table-cell office:value-type="float" office:value="1.82678">
            <text:p>1.82678</text:p>
          </table:table-cell>
          <table:table-cell office:value-type="float" office:value="1.49575">
            <text:p>1.49575</text:p>
          </table:table-cell>
          <table:table-cell table:number-columns-repeated="2"/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0.659346">
            <text:p>0.659346</text:p>
          </table:table-cell>
          <table:table-cell office:value-type="float" office:value="1.842">
            <text:p>1.842</text:p>
          </table:table-cell>
          <table:table-cell office:value-type="float" office:value="1.5048">
            <text:p>1.5048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string">
            <text:p>N = 16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087516">
            <text:p>0.087516</text:p>
          </table:table-cell>
          <table:table-cell office:value-type="float" office:value="0.0857736">
            <text:p>0.0857736</text:p>
          </table:table-cell>
          <table:table-cell office:value-type="float" office:value="0.0834751">
            <text:p>0.083475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.611932">
            <text:p>0.611932</text:p>
          </table:table-cell>
          <table:table-cell office:value-type="float" office:value="1.41309">
            <text:p>1.41309</text:p>
          </table:table-cell>
          <table:table-cell office:value-type="float" office:value="1.17325">
            <text:p>1.17325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.2713">
            <text:p>1.2713</text:p>
          </table:table-cell>
          <table:table-cell office:value-type="float" office:value="3.51299">
            <text:p>3.51299</text:p>
          </table:table-cell>
          <table:table-cell office:value-type="float" office:value="4.07047">
            <text:p>4.07047</text:p>
          </table:table-cell>
          <table:table-cell table:number-columns-repeated="2"/>
        </table:table-row>
        <table:table-row table:style-name="ro3" table:number-rows-repeated="104853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0000-00-00T13:53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Bookey</meta:initial-creator>
    <meta:creation-date>2015-08-03T15:45:17</meta:creation-date>
    <dc:date>2015-08-10T14:51:29</dc:date>
    <dc:creator>Zachary Bookey</dc:creator>
    <meta:editing-duration>PT56M37S</meta:editing-duration>
    <meta:editing-cycles>5</meta:editing-cycles>
    <meta:generator>LibreOffice/4.0.4.2$Linux_X86_64 LibreOffice_project/400m0$Build-2</meta:generator>
    <meta:document-statistic meta:table-count="1" meta:cell-count="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cm" svg:y="0.316cm" chart:style-name="ch2">
          <text:p>Simple SYMGS</text:p>
        </chart:title>
        <chart:legend chart:legend-position="end" svg:x="13.278cm" svg:y="3.691cm" style:legend-expansion="high" chart:style-name="ch3"/>
        <chart:plot-area chart:style-name="ch4" table:cell-range-address="Sheet1.A30:Sheet1.D34" chart:data-source-has-labels="row" svg:x="1.339cm" svg:y="1.645cm" svg:width="11.299cm" svg:height="6.186cm">
          <chartooo:coordinate-region svg:x="2.076cm" svg:y="1.848cm" svg:width="10.277cm" svg:height="5.328cm"/>
          <chart:axis chart:dimension="x" chart:name="primary-x" chart:style-name="ch5">
            <chart:title svg:x="5.944cm" svg:y="8.011cm" chart:style-name="ch6">
              <text:p>Problem Size</text:p>
            </chart:title>
          </chart:axis>
          <chart:axis chart:dimension="y" chart:name="primary-y" chart:style-name="ch5">
            <chart:title svg:x="0.451cm" svg:y="5.444cm" chart:style-name="ch7">
              <text:p>GFLOPS</text:p>
            </chart:title>
            <chart:grid chart:style-name="ch8" chart:class="major"/>
          </chart:axis>
          <chart:series chart:style-name="ch9" chart:values-cell-range-address="Sheet1.B31:Sheet1.B34" chart:label-cell-address="Sheet1.B30:Sheet1.B30" chart:class="chart:scatter">
            <chart:domain table:cell-range-address="Sheet1.A31:Sheet1.A34"/>
            <chart:data-point chart:repeated="4"/>
          </chart:series>
          <chart:series chart:style-name="ch10" chart:values-cell-range-address="Sheet1.C31:Sheet1.C34" chart:label-cell-address="Sheet1.C30:Sheet1.C30" chart:class="chart:scatter">
            <chart:data-point chart:repeated="4"/>
          </chart:series>
          <chart:series chart:style-name="ch11" chart:values-cell-range-address="Sheet1.D31:Sheet1.D34" chart:label-cell-address="Sheet1.D30:Sheet1.D30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Sheet1.B30:Sheet1.B30</svg:desc>
                </draw:g>
              </table:table-cell>
              <table:table-cell office:value-type="string">
                <text:p>OpenMP</text:p>
                <draw:g>
                  <svg:desc>Sheet1.C30:Sheet1.C30</svg:desc>
                </draw:g>
              </table:table-cell>
              <table:table-cell office:value-type="string">
                <text:p>Serial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31:Sheet1.A34</svg:desc>
                </draw:g>
              </table:table-cell>
              <table:table-cell office:value-type="float" office:value="0.408776">
                <text:p>0.408776</text:p>
                <draw:g>
                  <svg:desc>Sheet1.B31:Sheet1.B34</svg:desc>
                </draw:g>
              </table:table-cell>
              <table:table-cell office:value-type="float" office:value="1.67202">
                <text:p>1.67202</text:p>
                <draw:g>
                  <svg:desc>Sheet1.C31:Sheet1.C34</svg:desc>
                </draw:g>
              </table:table-cell>
              <table:table-cell office:value-type="float" office:value="1.46676">
                <text:p>1.46676</text:p>
                <draw:g>
                  <svg:desc>Sheet1.D31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64954">
                <text:p>0.64954</text:p>
              </table:table-cell>
              <table:table-cell office:value-type="float" office:value="1.76462">
                <text:p>1.76462</text:p>
              </table:table-cell>
              <table:table-cell office:value-type="float" office:value="1.45816">
                <text:p>1.45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660526">
                <text:p>0.660526</text:p>
              </table:table-cell>
              <table:table-cell office:value-type="float" office:value="1.82678">
                <text:p>1.82678</text:p>
              </table:table-cell>
              <table:table-cell office:value-type="float" office:value="1.49575">
                <text:p>1.49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0.659346">
                <text:p>0.659346</text:p>
              </table:table-cell>
              <table:table-cell office:value-type="float" office:value="1.842">
                <text:p>1.842</text:p>
              </table:table-cell>
              <table:table-cell office:value-type="float" office:value="1.5048">
                <text:p>1.5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cm" svg:y="0.316cm" chart:style-name="ch2">
          <text:p>Simple SYMGS</text:p>
        </chart:title>
        <chart:legend chart:legend-position="end" svg:x="13.278cm" svg:y="3.691cm" style:legend-expansion="high" chart:style-name="ch3"/>
        <chart:plot-area chart:style-name="ch4" table:cell-range-address="Sheet1.A31:Sheet1.D34 Sheet1.B30:Sheet1.D30" chart:data-source-has-labels="row" svg:x="1.339cm" svg:y="1.645cm" svg:width="11.299cm" svg:height="6.186cm">
          <chartooo:coordinate-region svg:x="2.076cm" svg:y="1.848cm" svg:width="10.277cm" svg:height="5.328cm"/>
          <chart:axis chart:dimension="x" chart:name="primary-x" chart:style-name="ch5">
            <chart:title svg:x="5.944cm" svg:y="8.011cm" chart:style-name="ch6">
              <text:p>Problem Size</text:p>
            </chart:title>
          </chart:axis>
          <chart:axis chart:dimension="y" chart:name="primary-y" chart:style-name="ch5">
            <chart:title svg:x="0.451cm" svg:y="5.444cm" chart:style-name="ch7">
              <text:p>GFLOPS</text:p>
            </chart:title>
            <chart:grid chart:style-name="ch8" chart:class="major"/>
          </chart:axis>
          <chart:series chart:style-name="ch9" chart:values-cell-range-address="Sheet1.B31:Sheet1.B34" chart:label-cell-address="Sheet1.B30:Sheet1.B30" chart:class="chart:scatter">
            <chart:domain table:cell-range-address="Sheet1.A31:Sheet1.A34"/>
            <chart:data-point chart:repeated="4"/>
          </chart:series>
          <chart:series chart:style-name="ch10" chart:values-cell-range-address="Sheet1.C31:Sheet1.C34" chart:label-cell-address="Sheet1.C30:Sheet1.C30" chart:class="chart:scatter">
            <chart:data-point chart:repeated="4"/>
          </chart:series>
          <chart:series chart:style-name="ch11" chart:values-cell-range-address="Sheet1.D31:Sheet1.D34" chart:label-cell-address="Sheet1.D30:Sheet1.D30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Sheet1.B30:Sheet1.B30</svg:desc>
                </draw:g>
              </table:table-cell>
              <table:table-cell office:value-type="string">
                <text:p>OpenMP</text:p>
                <draw:g>
                  <svg:desc>Sheet1.C30:Sheet1.C30</svg:desc>
                </draw:g>
              </table:table-cell>
              <table:table-cell office:value-type="string">
                <text:p>Serial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31:Sheet1.A34</svg:desc>
                </draw:g>
              </table:table-cell>
              <table:table-cell office:value-type="float" office:value="0.408776">
                <text:p>0.408776</text:p>
                <draw:g>
                  <svg:desc>Sheet1.B31:Sheet1.B34</svg:desc>
                </draw:g>
              </table:table-cell>
              <table:table-cell office:value-type="float" office:value="1.67202">
                <text:p>1.67202</text:p>
                <draw:g>
                  <svg:desc>Sheet1.C31:Sheet1.C34</svg:desc>
                </draw:g>
              </table:table-cell>
              <table:table-cell office:value-type="float" office:value="1.46676">
                <text:p>1.46676</text:p>
                <draw:g>
                  <svg:desc>Sheet1.D31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64954">
                <text:p>0.64954</text:p>
              </table:table-cell>
              <table:table-cell office:value-type="float" office:value="1.76462">
                <text:p>1.76462</text:p>
              </table:table-cell>
              <table:table-cell office:value-type="float" office:value="1.45816">
                <text:p>1.45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660526">
                <text:p>0.660526</text:p>
              </table:table-cell>
              <table:table-cell office:value-type="float" office:value="1.82678">
                <text:p>1.82678</text:p>
              </table:table-cell>
              <table:table-cell office:value-type="float" office:value="1.49575">
                <text:p>1.49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0.659346">
                <text:p>0.659346</text:p>
              </table:table-cell>
              <table:table-cell office:value-type="float" office:value="1.842">
                <text:p>1.842</text:p>
              </table:table-cell>
              <table:table-cell office:value-type="float" office:value="1.5048">
                <text:p>1.5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47cm" svg:y="0.316cm" chart:style-name="ch2">
          <text:p>Vector Length Performance</text:p>
        </chart:title>
        <chart:subtitle svg:x="6.241cm" svg:y="1.285cm" chart:style-name="ch3">
          <text:p>Problem Size = N^3</text:p>
        </chart:subtitle>
        <chart:legend chart:legend-position="end" svg:x="13.413cm" svg:y="3.691cm" style:legend-expansion="high" chart:style-name="ch4"/>
        <chart:plot-area chart:style-name="ch5" table:cell-range-address="Sheet1.A36:Sheet1.D39" chart:data-source-has-labels="row" svg:x="1.339cm" svg:y="2.31cm" svg:width="11.434cm" svg:height="5.521cm">
          <chartooo:coordinate-region svg:x="2.076cm" svg:y="2.513cm" svg:width="10.453cm" svg:height="4.663cm"/>
          <chart:axis chart:dimension="x" chart:name="primary-x" chart:style-name="ch6">
            <chart:title svg:x="5.972cm" svg:y="8.011cm" chart:style-name="ch7">
              <text:p>Vector Length</text:p>
            </chart:title>
          </chart:axis>
          <chart:axis chart:dimension="y" chart:name="primary-y" chart:style-name="ch6">
            <chart:title svg:x="0.451cm" svg:y="5.776cm" chart:style-name="ch8">
              <text:p>GFLOPS</text:p>
            </chart:title>
            <chart:grid chart:style-name="ch9" chart:class="major"/>
          </chart:axis>
          <chart:series chart:style-name="ch10" chart:values-cell-range-address="Sheet1.B37:Sheet1.B39" chart:label-cell-address="Sheet1.B36:Sheet1.B36" chart:class="chart:scatter">
            <chart:domain table:cell-range-address="Sheet1.A37:Sheet1.A39"/>
            <chart:data-point chart:repeated="3"/>
          </chart:series>
          <chart:series chart:style-name="ch11" chart:values-cell-range-address="Sheet1.C37:Sheet1.C39" chart:label-cell-address="Sheet1.C36:Sheet1.C36" chart:class="chart:scatter">
            <chart:data-point chart:repeated="3"/>
          </chart:series>
          <chart:series chart:style-name="ch12" chart:values-cell-range-address="Sheet1.D37:Sheet1.D39" chart:label-cell-address="Sheet1.D36:Sheet1.D36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 = 16</text:p>
                <draw:g>
                  <svg:desc>Sheet1.B36:Sheet1.B36</svg:desc>
                </draw:g>
              </table:table-cell>
              <table:table-cell office:value-type="string">
                <text:p>N = 64</text:p>
                <draw:g>
                  <svg:desc>Sheet1.C36:Sheet1.C36</svg:desc>
                </draw:g>
              </table:table-cell>
              <table:table-cell office:value-type="string">
                <text:p>N = 128</text:p>
                <draw:g>
                  <svg:desc>Sheet1.D36:Sheet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7:Sheet1.A39</svg:desc>
                </draw:g>
              </table:table-cell>
              <table:table-cell office:value-type="float" office:value="0.087516">
                <text:p>0.087516</text:p>
                <draw:g>
                  <svg:desc>Sheet1.B37:Sheet1.B39</svg:desc>
                </draw:g>
              </table:table-cell>
              <table:table-cell office:value-type="float" office:value="0.0857736">
                <text:p>0.0857736</text:p>
                <draw:g>
                  <svg:desc>Sheet1.C37:Sheet1.C39</svg:desc>
                </draw:g>
              </table:table-cell>
              <table:table-cell office:value-type="float" office:value="0.0834751">
                <text:p>0.0834751</text:p>
                <draw:g>
                  <svg:desc>Sheet1.D37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1932">
                <text:p>0.611932</text:p>
              </table:table-cell>
              <table:table-cell office:value-type="float" office:value="1.41309">
                <text:p>1.41309</text:p>
              </table:table-cell>
              <table:table-cell office:value-type="float" office:value="1.17325">
                <text:p>1.17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713">
                <text:p>1.2713</text:p>
              </table:table-cell>
              <table:table-cell office:value-type="float" office:value="3.51299">
                <text:p>3.51299</text:p>
              </table:table-cell>
              <table:table-cell office:value-type="float" office:value="4.07047">
                <text:p>4.070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